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39" style:family="table-cell" style:parent-style-name="Default">
      <style:table-cell-properties fo:background-color="#faa61a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1" table:default-cell-style-name="ce22"/>
        <table:table-column table:style-name="co5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39"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00/00/00</text:date>, <text:time style:data-style-name="N2" text:time-value="11:31:16.24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12:04:27.185000000</dc:date>
    <meta:editing-duration>PT11H6M41S</meta:editing-duration>
    <meta:editing-cycles>30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